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4pt" fo:font-style="italic" fo:font-weight="bold" style:font-name-asian="Geneva" style:font-size-asian="14pt" style:font-style-asian="italic" style:font-weight-asian="bold" style:font-name-complex="Geneva" style:font-size-complex="14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5pt" fo:font-style="italic" style:text-underline-style="solid" style:text-underline-width="auto" style:text-underline-color="font-color" fo:font-weight="bold" style:font-name-asian="Geneva" style:font-size-asian="15pt" style:font-style-asian="italic" style:font-weight-asian="bold" style:font-name-complex="Geneva" style:font-size-complex="15pt" style:font-style-complex="italic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6pt" fo:font-style="italic" style:text-underline-style="solid" style:text-underline-width="auto" style:text-underline-color="font-color" fo:font-weight="bold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Geneva" fo:font-size="16pt" fo:font-style="italic" style:text-underline-style="solid" style:text-underline-width="auto" style:text-underline-color="font-color" fo:font-weight="bold" officeooo:rsid="001c9cc7" officeooo:paragraph-rsid="001c9cc7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P11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Geneva" fo:font-size="16pt" fo:font-style="italic" style:text-underline-style="solid" style:text-underline-width="auto" style:text-underline-color="font-color" fo:font-weight="bold" style:font-name-asian="Geneva" style:font-size-asian="16pt" style:font-style-asian="italic" style:font-weight-asian="bold" style:font-name-complex="Geneva" style:font-size-complex="16pt" style:font-style-complex="italic" style:font-weight-complex="bold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  <style:style style:name="T3" style:family="text">
      <style:text-properties officeooo:rsid="00198ddf"/>
    </style:style>
    <style:style style:name="T4" style:family="text">
      <style:text-properties officeooo:rsid="001af9a6"/>
    </style:style>
    <style:style style:name="T5" style:family="text">
      <style:text-properties officeooo:rsid="001c9cc7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neral description </text:p>
      <text:p text:style-name="P2"/>
      <text:p text:style-name="P2"><text:s text:c="4"/>The Client table lists the clients, the client<text:span text:style-name="T3">s</text:span> being the one<text:span text:style-name="T3">s</text:span> <text:span text:style-name="T3">who</text:span> create configurators </text:p>
      <text:p text:style-name="P2"><text:s text:c="4"/>The Configurator table lists the configurator </text:p>
      <text:p text:style-name="P2"><text:s text:c="4"/>A lign in the Session table contains an instance of <text:span text:style-name="T4">the use of</text:span> a configurator </text:p>
      <text:p text:style-name="P2"><text:s text:c="4"/>The QuestionAsked table contains each question asked to the user of the configurator </text:p>
      <text:p text:style-name="P2"><text:s text:c="4"/>A lign in the Action table contains each action a user did when aswering a question during the instance of a configurator. </text:p>
      <text:p text:style-name="P2"/>
      <text:p text:style-name="P2"/>
      <text:p text:style-name="P8">Links between the table </text:p>
      <text:p text:style-name="P2"/>
      <text:p text:style-name="P2">Between the table Client and Configuration, there is a link called SetUp. this means that each Configurator is set up by a client. </text:p>
      <text:p text:style-name="P2"/>
      <text:p text:style-name="P2">Between the table Session and Configurator, there is a link called InitializedBy, which means each session is initialized by a configurator. </text:p>
      <text:p text:style-name="P2"/>
      <text:p text:style-name="P2">During the course of a session, questions are asked. The relation BelongTo says which questions has been asked during which session. </text:p>
      <text:p text:style-name="P2"/>
      <text:p text:style-name="P2">Finally, the ActedIn link says which action has been done when the user was answering a question. </text:p>
      <text:p text:style-name="P2"/>
      <text:p text:style-name="P9">Description of each table</text:p>
      <text:p text:style-name="P2"/>
      <text:p text:style-name="P7"><text:span text:style-name="T7">Description of the table session</text:span></text:p>
      <text:p text:style-name="P2"/>
      <text:p text:style-name="P2"><text:s/></text:p>
      <text:p text:style-name="P2"><text:s text:c="4"/>beginning: describe when a session began </text:p>
      <text:p text:style-name="P2"><text:s text:c="4"/>ending: describe when a session ended </text:p>
      <text:p text:style-name="P2"/>
      <text:p text:style-name="P2"><text:span text:style-name="T8">Description of the table QuestionAsked</text:span> </text:p>
      <text:p text:style-name="P2"/>
      <text:p text:style-name="P2"><text:s text:c="4"/>question: this is the question in clear text </text:p>
      <text:p text:style-name="P2"><text:s text:c="4"/>beginning: this is the time when the user has been asked the questions </text:p>
      <text:p text:style-name="P2"><text:s text:c="4"/>ending: this is the time when a user confirms his answers to the questions </text:p>
      <text:p text:style-name="P2"><text:s text:c="4"/>order: this is the order in which the question has been asked during the session </text:p>
      <text:p text:style-name="P2"/>
      <text:p text:style-name="P6">Description of the table Action </text:p>
      <text:p text:style-name="P2"/>
      <text:p text:style-name="P2"><text:s text:c="4"/>answer: this is the answer to which the action is aimed (in plain text) </text:p>
      <text:p text:style-name="P2"><text:s text:c="4"/>action: this is the name of the action </text:p>
      <text:p text:style-name="P2"><text:s text:c="4"/>order: this is the order the action has been done when answering a question. </text:p>
      <text:p text:style-name="P2"><text:soft-page-break/><text:s text:c="4"/>Time: this is when the action happened </text:p>
      <text:p text:style-name="P2"/>
      <text:p text:style-name="P8">The constraints that the database must <text:span text:style-name="T5">meet</text:span></text:p>
      <text:p text:style-name="P2"/>
      <text:p text:style-name="P2">There must be unicity for what follows: </text:p>
      <text:p text:style-name="P2"/>
      <text:p text:style-name="P2">1. The ID of clients </text:p>
      <text:p text:style-name="P2">2. The ID of configurators </text:p>
      <text:p text:style-name="P2">3. The ID of Session </text:p>
      <text:p text:style-name="P2">4. The ID of questions asked </text:p>
      <text:p text:style-name="P2">5. The ID of actions </text:p>
      <text:p text:style-name="P2"/>
      <text:p text:style-name="P2">Other constraints: </text:p>
      <text:p text:style-name="P2"/>
      <text:p text:style-name="P2"><text:s text:c="4"/>In the Session table, beginning must be a time before ending </text:p>
      <text:p text:style-name="P2"><text:s text:c="4"/>In the QuestionAsked table, beginning must be a time before ending </text:p>
      <text:p text:style-name="P2"><text:s text:c="4"/>For the questions (QuestionAsked table) belonging to a session, the order field must meet the unicity criteria. </text:p>
      <text:p text:style-name="P2"><text:s text:c="4"/>For the questions(QuestionAsked table) belonging to a session, the smallest order is 1 </text:p>
      <text:p text:style-name="P2"><text:s text:c="4"/>For the questions(QuestionAsked table) Qi belonging to a session, if the highest order is N, then <text:s/>if 1&lt;=k&lt;=N, one question Qi must have the value k for the order field </text:p>
      <text:p text:style-name="P1"><text:span text:style-name="T1"><text:s text:c="4"/>Let</text:span><text:span text:style-name="T2">s say we have the questions Qi (1&lt;=i&lt;N) where each Qi happens at the order i, then the beginning field of the question Qi+1 must be a time after (or at time) Qi ending </text:span></text:p>
      <text:p text:style-name="P4"><text:s text:c="4"/>Lets say a session starts (beginning field) at time A and ends(ending field) at time B and lets say that a question belonging to the session starts at time C (field beginning) and ends at time D (field ending), then A&lt;=C&lt;D&lt;=B </text:p>
      <text:p text:style-name="P4"><text:s text:c="4"/>For the actions (Action table) acted in a question, the order field must meet the unicity criteria. </text:p>
      <text:p text:style-name="P4"><text:s text:c="4"/>For the actions (Action table) acted in a question, the smallest order is 1 </text:p>
      <text:p text:style-name="P4"><text:s text:c="4"/>For the actions (Action table) Ai acted in a question,if the highest order is N, then <text:s/>if 1&lt;=k&lt;=N, one action Ai must have the value k for the order field </text:p>
      <text:p text:style-name="P4"><text:s text:c="4"/>Lets say we have the actions Ai (1&lt;=i&lt;N) where each Ai happens at the order i, then the beginning field of the action Ai+1 must be a time after (or at time) Ai ending </text:p>
      <text:p text:style-name="P4"><text:s text:c="4"/>Lets say a question starts (beginning field) at time A and ends(ending field) at time B and lets say that an action acted in the question happens at time C, then A&lt;=C&lt;=B </text:p>
      <text:p text:style-name="P4"/>
      <text:p text:style-name="P4">The cardinality of each table relationship must be met for: </text:p>
      <text:p text:style-name="P4"/>
      <text:p text:style-name="P4"><text:s text:c="4"/>SetUp </text:p>
      <text:p text:style-name="P4"><text:s text:c="4"/>InitializedBy </text:p>
      <text:p text:style-name="P4"><text:s text:c="4"/>BelongTo </text:p>
      <text:p text:style-name="P4"><text:s text:c="4"/>ActedIn </text:p>
      <text:p text:style-name="P4"/>
      <text:p text:style-name="P4">When there is an addition of a lign in the database, the constraints must be met or there is no addition. </text:p>
      <text:p text:style-name="P4"><text:soft-page-break/></text:p>
      <text:p text:style-name="P4">Here are the rules for suppression: </text:p>
      <text:p text:style-name="P3"/>
      <text:p text:style-name="P4"><text:s text:c="4"/>If a client is deleted, the configurator that were set up by him are deleted as well. </text:p>
      <text:p text:style-name="P4"><text:s text:c="4"/>If a configurator is deleted, the session initialized by the configurator are deleted as well. </text:p>
      <text:p text:style-name="P4"><text:s text:c="4"/>If a session is deleted, the questions asked belonging to the session are deleted as well. </text:p>
      <text:p text:style-name="P4"><text:s text:c="4"/>If a question asked is deleted, the action that were acted in the question are deleted as well. </text:p>
      <text:p text:style-name="P4"><text:s text:c="4"/>An action cant be deleted directly (must be in cascade) </text:p>
      <text:p text:style-name="P4"><text:s text:c="4"/>A question cant be deleted directly (must be in cascade) </text:p>
      <text:p text:style-name="P4"/>
      <text:p text:style-name="P4"/>
      <text:p text:style-name="P4"/>
      <text:p text:style-name="P4"><text:s text:c="7"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7-05T18:10:22.245000000</dc:date>
    <meta:editing-duration>PT28M45S</meta:editing-duration>
    <meta:editing-cycles>2</meta:editing-cycles>
    <meta:document-statistic meta:table-count="0" meta:image-count="0" meta:object-count="0" meta:page-count="3" meta:paragraph-count="60" meta:word-count="735" meta:character-count="4331" meta:non-whitespace-character-count="3441"/>
  </office:meta>
</office:document-meta>
</file>